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mm" fo:margin-right="0mm" fo:line-height="100%" fo:text-align="end" style:justify-single-word="false" fo:text-indent="12.51mm" style:auto-text-indent="false"/>
      <style:text-properties style:font-name="Times New Roman" fo:font-size="14pt" fo:language="uk" fo:country="UA" officeooo:rsid="00070754" officeooo:paragraph-rsid="00070754" style:font-size-asian="14pt"/>
    </style:style>
    <style:style style:name="P2" style:family="paragraph" style:parent-style-name="Standard">
      <style:paragraph-properties fo:margin-left="0mm" fo:margin-right="0mm" fo:line-height="100%" fo:text-align="center" style:justify-single-word="false" fo:text-indent="12.51mm" style:auto-text-indent="false"/>
      <style:text-properties style:font-name="Times New Roman" fo:font-size="14pt" fo:language="uk" fo:country="UA" officeooo:paragraph-rsid="00070754" style:font-size-asian="14pt" style:font-size-complex="14pt"/>
    </style:style>
    <style:style style:name="P3" style:family="paragraph" style:parent-style-name="Standard">
      <style:paragraph-properties fo:margin-left="0mm" fo:margin-right="0mm" fo:line-height="100%" fo:text-align="justify" style:justify-single-word="false" fo:text-indent="12.51mm" style:auto-text-indent="false"/>
      <style:text-properties style:font-name="Times New Roman" fo:font-size="14pt" fo:language="uk" fo:country="UA" officeooo:rsid="00156501" officeooo:paragraph-rsid="0009f22a" style:font-size-asian="14pt" style:font-size-complex="14pt"/>
    </style:style>
    <style:style style:name="P4" style:family="paragraph" style:parent-style-name="Standard">
      <style:paragraph-properties fo:margin-left="0mm" fo:margin-right="0mm" fo:line-height="100%" fo:text-align="justify" style:justify-single-word="false" fo:text-indent="12.51mm" style:auto-text-indent="false"/>
      <style:text-properties style:font-name="Times New Roman" fo:font-size="14pt" fo:language="uk" fo:country="UA" officeooo:rsid="0009f22a" officeooo:paragraph-rsid="0009f22a" style:font-size-asian="14pt"/>
    </style:style>
    <style:style style:name="P5" style:family="paragraph" style:parent-style-name="Standard">
      <style:paragraph-properties fo:margin-left="0mm" fo:margin-right="0mm" fo:line-height="100%" fo:text-align="end" style:justify-single-word="false" fo:text-indent="12.51mm" style:auto-text-indent="false"/>
      <style:text-properties style:font-name="Times New Roman" fo:font-size="14pt" fo:language="uk" fo:country="UA" officeooo:paragraph-rsid="00070754" style:font-size-asian="14pt"/>
    </style:style>
    <style:style style:name="P6" style:family="paragraph" style:parent-style-name="Standard">
      <style:paragraph-properties fo:margin-left="0mm" fo:margin-right="0mm" fo:line-height="100%" fo:text-align="justify" style:justify-single-word="false" fo:text-indent="12.51mm" style:auto-text-indent="false"/>
      <style:text-properties style:font-name="Times New Roman" fo:font-size="14pt" fo:language="uk" fo:country="UA" officeooo:paragraph-rsid="00070754" style:font-size-asian="14pt"/>
    </style:style>
    <style:style style:name="P7" style:family="paragraph" style:parent-style-name="Standard">
      <style:paragraph-properties fo:margin-left="0mm" fo:margin-right="0mm" fo:line-height="100%" fo:text-align="justify" style:justify-single-word="false" fo:text-indent="12.51mm" style:auto-text-indent="false"/>
      <style:text-properties style:font-name="Times New Roman" fo:font-size="14pt" fo:language="uk" fo:country="UA" officeooo:paragraph-rsid="0009f22a" style:font-size-asian="14pt"/>
    </style:style>
    <style:style style:name="P8" style:family="paragraph" style:parent-style-name="Standard">
      <style:paragraph-properties fo:margin-left="0mm" fo:margin-right="0mm" fo:line-height="100%" fo:text-align="center" style:justify-single-word="false" fo:text-indent="12.51mm" style:auto-text-indent="false"/>
      <style:text-properties style:font-name="Times New Roman" fo:font-size="14pt" fo:language="uk" fo:country="UA" fo:font-weight="bold" officeooo:paragraph-rsid="00070754" style:font-size-asian="14pt" style:font-weight-asian="bold" style:font-size-complex="16pt"/>
    </style:style>
    <style:style style:name="P9" style:family="paragraph" style:parent-style-name="Standard">
      <style:paragraph-properties fo:margin-left="0mm" fo:margin-right="0mm" fo:line-height="100%" fo:text-align="center" style:justify-single-word="false" fo:text-indent="12.51mm" style:auto-text-indent="false"/>
      <style:text-properties style:font-name="Times New Roman" officeooo:paragraph-rsid="00070754"/>
    </style:style>
    <style:style style:name="P10" style:family="paragraph" style:parent-style-name="Standard">
      <style:paragraph-properties fo:margin-left="0mm" fo:margin-right="0mm" fo:line-height="100%" fo:text-align="justify" style:justify-single-word="false" fo:text-indent="12.51mm" style:auto-text-indent="false"/>
      <style:text-properties style:font-name="Times New Roman" officeooo:paragraph-rsid="0009f22a"/>
    </style:style>
    <style:style style:name="P11" style:family="paragraph" style:parent-style-name="Standard" style:master-page-name="Standard">
      <style:paragraph-properties fo:margin-left="0mm" fo:margin-right="0mm" fo:line-height="100%" fo:text-align="end" style:justify-single-word="false" fo:text-indent="12.51mm" style:auto-text-indent="false" style:page-number="auto"/>
      <style:text-properties style:font-name="Times New Roman" fo:font-size="14pt" fo:language="uk" fo:country="UA" officeooo:paragraph-rsid="00070754" style:font-size-asian="14pt"/>
    </style:style>
    <style:style style:name="P12" style:family="paragraph" style:parent-style-name="Standard">
      <style:paragraph-properties fo:line-height="100%" fo:text-align="justify" style:justify-single-word="false"/>
      <style:text-properties style:font-name="Times New Roman" fo:font-size="14pt" style:font-size-asian="12.25pt" style:font-size-complex="14pt"/>
    </style:style>
    <style:style style:name="P13" style:family="paragraph" style:parent-style-name="Standard">
      <style:paragraph-properties fo:line-height="100%" fo:text-align="justify" style:justify-single-word="false"/>
      <style:text-properties style:font-name="Times New Roman" fo:font-size="14pt" officeooo:paragraph-rsid="00092649" style:font-size-asian="12.25pt" style:font-size-complex="14pt"/>
    </style:style>
    <style:style style:name="P14" style:family="paragraph" style:parent-style-name="Standard" style:list-style-name="L1">
      <style:paragraph-properties fo:line-height="100%" fo:text-align="justify" style:justify-single-word="false"/>
      <style:text-properties style:font-name="Times New Roman" fo:font-size="14pt" officeooo:rsid="0015d1dd" officeooo:paragraph-rsid="00092649" style:font-size-asian="12.25pt" style:font-size-complex="14pt"/>
    </style:style>
    <style:style style:name="P15" style:family="paragraph" style:parent-style-name="Standard" style:list-style-name="L1">
      <style:paragraph-properties fo:line-height="100%" fo:text-align="justify" style:justify-single-word="false"/>
      <style:text-properties style:font-name="Times New Roman" fo:font-size="14pt" officeooo:rsid="00156501" officeooo:paragraph-rsid="00092649" style:font-size-asian="12.25pt" style:font-size-complex="14pt"/>
    </style:style>
    <style:style style:name="T1" style:family="text">
      <style:text-properties fo:font-size="14pt" fo:language="uk" fo:country="UA" style:font-size-asian="14pt"/>
    </style:style>
    <style:style style:name="T2" style:family="text">
      <style:text-properties fo:font-size="14pt" fo:language="uk" fo:country="UA" officeooo:rsid="00070754" style:font-size-asian="14pt"/>
    </style:style>
    <style:style style:name="T3" style:family="text">
      <style:text-properties fo:font-size="14pt" fo:language="uk" fo:country="UA" officeooo:rsid="0009f22a" style:font-size-asian="14pt"/>
    </style:style>
    <style:style style:name="T4" style:family="text">
      <style:text-properties fo:font-size="14pt" fo:language="uk" fo:country="UA" officeooo:rsid="000cdc08" style:font-size-asian="14pt"/>
    </style:style>
    <style:style style:name="T5" style:family="text">
      <style:text-properties officeooo:rsid="00070754"/>
    </style:style>
    <style:style style:name="T6" style:family="text">
      <style:text-properties officeooo:rsid="000916d8"/>
    </style:style>
    <style:style style:name="T7" style:family="text">
      <style:text-properties officeooo:rsid="00092649"/>
    </style:style>
    <style:style style:name="T8" style:family="text">
      <style:text-properties officeooo:rsid="000d760e"/>
    </style:style>
    <style:style style:name="T9" style:family="text">
      <style:text-properties officeooo:rsid="0009f22a"/>
    </style:style>
    <style:style style:name="T10" style:family="text">
      <style:text-properties style:font-name="Times New Roman" style:font-size-complex="14pt"/>
    </style:style>
    <style:style style:name="T11" style:family="text">
      <style:text-properties style:font-name="Times New Roman" officeooo:rsid="0009f22a" style:font-size-complex="14pt"/>
    </style:style>
    <style:style style:name="T12" style:family="text">
      <style:text-properties style:font-size-complex="14pt"/>
    </style:style>
    <style:style style:name="T13" style:family="text">
      <style:text-properties officeooo:rsid="0009f22a"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В спеціалізовану вчену раду</text:p>
      <text:p text:style-name="P5"/>
      <text:p text:style-name="P5">Д <text:span text:style-name="T5">26.002.04</text:span> в <text:span text:style-name="T5">НТУУ “КПІ”</text:span></text:p>
      <text:p text:style-name="P5"/>
      <text:p text:style-name="P5"><text:span text:style-name="T5">03056</text:span>, м. <text:span text:style-name="T5">Київ</text:span>, </text:p>
      <text:p text:style-name="P5"/>
      <text:p text:style-name="P1">просп. Перемоги, 37</text:p>
      <text:p text:style-name="P6"/>
      <text:p text:style-name="P6"/>
      <text:p text:style-name="P8">Відгук</text:p>
      <text:p text:style-name="P8"/>
      <text:p text:style-name="P9"><text:span text:style-name="T1">на автореферат дисертації </text:span><text:span text:style-name="T2">Гуменного Дмитра Олександровича<text:line-break/></text:span><text:span text:style-name="T1">«</text:span><text:span text:style-name="T2">Автоматизація процесу керування усталеним рухом антропоморфного крокуючого апарата</text:span><text:span text:style-name="T1">», поданої на здобуття наукового ступеня кандидата </text:span><text:span text:style-name="T2">технічних наук</text:span><text:span text:style-name="T1"> за спеціальністю</text:span></text:p>
      <text:p text:style-name="P2"><text:span text:style-name="T5">05</text:span>.<text:span text:style-name="T5">13</text:span>.0<text:span text:style-name="T5">7</text:span> – <text:span text:style-name="T5">автоматизація процесів керування</text:span></text:p>
      <text:p text:style-name="P2"/>
      <text:p text:style-name="P12"><text:tab/><text:span text:style-name="T6">Підвищення ефективності економіки України наможливе без впровадження автоматизованих систем різного призначення. Використання транспортних засобів у зонах з підвищеним ризиком для життя людини зумовлює необхідність широкого застосування антропоморфних крокуючих апаратів (АКА), задача управління якими істотно ускладнюється при довільній опорній поверхні. Звідси, тема даної дисертаційної роботи є актуальною і своєчасною.</text:span></text:p>
      <text:p text:style-name="P12"><text:tab/><text:span text:style-name="T6">У роботі вдосконалено існуючі підходи до управління рухом АКА на довільній поверхні, зокрема, розроблені критерії усталеного руху АКА, система управління усталеним рухом АКА, вперше визначені залежності положення точки проекції центру мас АКА від розташування його ланок під час руху на довільній поверхні.</text:span></text:p>
      <text:p text:style-name="P12"><text:tab/><text:span text:style-name="T6">Крім того, в роботі розроблено апаратно-програмний комплекс моніторингу та аналізу параметрів взаємодії АКА з довільною опорною поверхнею, що дає змогу здійснити практичну реалізацію запропоновану в роботі стратегію управління усталеним рухом АКА на довільній опорній поверхні.</text:span></text:p>
      <text:p text:style-name="P13"><text:tab/><text:span text:style-name="T7">Незважаючи на результативність розв'язання поставлених у дисертації задач, до автореферату дисертації є такі зауваження:</text:span></text:p>
      <text:list xml:id="list5868460051904808024" text:style-name="L1">
        <text:list-item>
          <text:p text:style-name="P14">У авторефераті у <text:span text:style-name="T7">третьому пункті </text:span>наукової новизни використовано термін “<text:span text:style-name="T7">н</text:span>айбільший запас стійкості”, який потребує додатковго уточнення.</text:p>
        </text:list-item>
        <text:list-item>
          <text:p text:style-name="P15">У авторефераті, рисунки 7, 8 мають малу інформативну скадову, тому їм необхідно було б дати текстове пояснення.</text:p>
        </text:list-item>
      </text:list>
      <text:p text:style-name="P10"><text:span text:style-name="T3">Незважаючи на наведені зауваження, у дисертації якісно і у повній мірі вирішені поставлені задачі управління усталеним рухом АКА на довільній ОП. <text:tab/>Застосовувані у роботі математичні методи ґрунтуються на класничних методах аналітичної динаміки у поєднанні з методами н</text:span><text:span text:style-name="T4">е</text:span><text:span text:style-name="T3">лінійної оптим</text:span><text:span text:style-name="T4">і</text:span><text:span text:style-name="T3">зації, що має право на подальше дослідження</text:span><text:span text:style-name="T1">. Особливо корисним буде </text:span><text:span text:style-name="T3">продовження роботи у</text:span><text:span text:style-name="T1"> контексті </text:span><text:span text:style-name="T3">пошуку граничних </text:span><text:span text:style-name="T4">у</text:span><text:span text:style-name="T3">мов збереження стійкості АКА на довільній поверхні у статичних та динамічних фазах </text:span><text:span text:style-name="T4">руху </text:span><text:span text:style-name="T3">апарата.</text:span></text:p>
      <text:p text:style-name="P3"><text:soft-page-break/>Виходячи із змісту автореферату дисертації необхідно зробити висновок, що дисертація <text:span text:style-name="T8">Гуменного Д.О.</text:span> на здобуття наукового ступеня кандидата <text:span text:style-name="T8">технічних наук</text:span> відповідає встановленим вимогам, а її автор заслуговує на присудження наукового ступеня кандидата <text:span text:style-name="T8">технічних наук</text:span> за спеціальністю <text:span text:style-name="T8">05.13.07</text:span> — <text:span text:style-name="T8">автоматизація процесів керування</text:span>.</text:p>
      <text:p text:style-name="P12"/>
      <text:p text:style-name="P12"/>
      <text:p text:style-name="P7">Завідувач кафедри <text:span text:style-name="T9">інформаційних технологій</text:span></text:p>
      <text:p text:style-name="P4">і систем Національної металургійної академії</text:p>
      <text:p text:style-name="P4">України, м. Дніпропетровськ,</text:p>
      <text:p text:style-name="P7"><text:span text:style-name="T9">доктор технічних наук, професор</text:span><text:span text:style-name="T12"> <text:s text:c="28"/><text:tab/> <text:s text:c="3"/>О. </text:span><text:span text:style-name="T13">І</text:span><text:span text:style-name="T12">. </text:span><text:span text:style-name="T13">Михальов</text:span><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Times New Roman'" style:font-family-generic="roman"/>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9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1"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Times New Roman1"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Times New Roman1"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ytro Humennyi</meta:initial-creator>
    <meta:creation-date>2016-06-06T07:48:58.582340014</meta:creation-date>
    <dc:date>2016-06-06T11:47:26.111096740</dc:date>
    <dc:creator>Dmytro Humennyi</dc:creator>
    <meta:editing-duration>PT26M6S</meta:editing-duration>
    <meta:editing-cycles>7</meta:editing-cycles>
    <meta:generator>LibreOffice/4.2.8.2$Linux_X86_64 LibreOffice_project/420m0$Build-2</meta:generator>
    <meta:printed-by>Dmytro Humennyi</meta:printed-by>
    <meta:print-date>2016-06-06T11:47:25.144335976</meta:print-date>
    <meta:document-statistic meta:table-count="0" meta:image-count="0" meta:object-count="0" meta:page-count="2" meta:paragraph-count="19" meta:word-count="343" meta:character-count="2758" meta:non-whitespace-character-count="2394"/>
  </office:meta>
</office:document-meta>
</file>